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B8000000508B46D474C502A310.png" manifest:media-type="image/png"/>
  <manifest:file-entry manifest:full-path="Pictures/10000000000005D30000004FF7434059FED4537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pitch="variable"/>
    <style:font-face style:name="Microsoft YaHei" svg:font-family="'Microsoft YaHei'" style:font-pitch="variable"/>
    <style:font-face style:name="Segoe UI1" svg:font-family="'Segoe UI'" style:font-pitch="variable"/>
    <style:font-face style:name="Giorg Sans" svg:font-family="'Giorg Sans'" style:font-family-generic="roman" style:font-pitch="variable"/>
    <style:font-face style:name="Liberation Serif" svg:font-family="'Liberation Serif'" style:font-family-generic="roman" style:font-pitch="variable"/>
    <style:font-face style:name="Organization Age" svg:font-family="'Organization Ag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start" style:justify-single-word="false" style:vertical-align="middle"/>
      <style:text-properties fo:color="#ffffff" style:font-name="Organization Age" fo:font-size="23pt" officeooo:paragraph-rsid="0006c6f2" style:font-size-asian="23pt" style:font-name-complex="Organization Age" style:font-size-complex="23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style:vertical-align="middle"/>
      <style:text-properties style:font-name="Organization Age" fo:font-size="2pt" officeooo:paragraph-rsid="0006c6f2" style:font-size-asian="1.75pt" style:font-name-complex="Organization Age" style:font-size-complex="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Standard">
      <style:text-properties officeooo:rsid="000bb3da" officeooo:paragraph-rsid="000bb3da"/>
    </style:style>
    <style:style style:name="P5" style:family="paragraph" style:parent-style-name="Standard">
      <style:text-properties officeooo:paragraph-rsid="000bb3da"/>
    </style:style>
    <style:style style:name="P6" style:family="paragraph" style:parent-style-name="Standard">
      <style:text-properties officeooo:rsid="000cb256" officeooo:paragraph-rsid="000cb256"/>
    </style:style>
    <style:style style:name="P7" style:family="paragraph" style:parent-style-name="Heading_20_1" style:master-page-name="Standard">
      <style:paragraph-properties style:page-number="auto"/>
      <style:text-properties officeooo:rsid="000bb3da" officeooo:paragraph-rsid="000bb3da"/>
    </style:style>
    <style:style style:name="T1" style:family="text">
      <style:text-properties officeooo:rsid="000cb2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R128</text:h>
      <text:p text:style-name="P5"/>
      <text:p text:style-name="P4">Hi there</text:p>
      <text:p text:style-name="P4"/>
      <text:p text:style-name="P4">Please view the two debug files. They explain each and every step that is taken to creat<text:span text:style-name="T1">e</text:span> each file <text:span text:style-name="T1">mixed sample file</text:span>.</text:p>
      <text:p text:style-name="P4">As you can see with the R128 version the detected volumes are different. I new mixed files are with the r128 algorithm and I have reduced the overall Wfile levels for the mixin. If the voice is generally to soft or to loud this can be changed.</text:p>
      <text:p text:style-name="P4"/>
      <text:p text:style-name="P4">Basically I am detecting form silence to loudest as 0.0 to 1.0. Then using that value as Wfile mixing level. </text:p>
      <text:p text:style-name="P4"/>
      <text:p text:style-name="P4">Lets go from here, let me know if there are still any problem areas?</text:p>
      <text:p text:style-name="P4"/>
      <text:p text:style-name="P6">I will start the GUI tomorrow and then you will have the program with all the control to paly with setting etc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pitch="variable"/>
    <style:font-face style:name="Microsoft YaHei" svg:font-family="'Microsoft YaHei'" style:font-pitch="variable"/>
    <style:font-face style:name="Segoe UI1" svg:font-family="'Segoe UI'" style:font-pitch="variable"/>
    <style:font-face style:name="Giorg Sans" svg:font-family="'Giorg Sans'" style:font-family-generic="roman" style:font-pitch="variable"/>
    <style:font-face style:name="Liberation Serif" svg:font-family="'Liberation Serif'" style:font-family-generic="roman" style:font-pitch="variable"/>
    <style:font-face style:name="Organization Age" svg:font-family="'Organization Ag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76cm" loext:contextual-spacing="false" fo:text-align="start" style:justify-single-word="false" fo:orphans="2" fo:widows="2" fo:hyphenation-ladder-count="no-limit" style:writing-mode="lr-tb"/>
      <style:text-properties style:use-window-font-color="true" style:font-name="Giorg Sans" fo:font-family="'Giorg Sans'" style:font-family-generic="roman" style:font-pitch="variable" fo:font-size="11pt" fo:language="en" fo:country="US" style:letter-kerning="true" style:font-name-asian="Calibri" style:font-family-asian="Calibri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keep-together="always" fo:text-indent="0cm" style:auto-text-indent="false" fo:keep-with-next="always"/>
      <style:text-properties fo:font-size="37pt" style:font-name-asian="Times New Roman" style:font-family-asian="'Times New Roman'" style:font-family-generic-asian="roman" style:font-pitch-asian="variable" style:font-size-asian="37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176cm" fo:margin-bottom="0.176cm" loext:contextual-spacing="false" fo:keep-together="always" fo:text-indent="0cm" style:auto-text-indent="false" fo:padding-left="0cm" fo:padding-right="0cm" fo:padding-top="0.035cm" fo:padding-bottom="0cm" fo:border-left="none" fo:border-right="none" fo:border-top="0.99pt solid #808080" fo:border-bottom="none" fo:keep-with-next="always"/>
      <style:text-properties fo:color="#404040" fo:font-size="29pt" style:font-name-asian="Times New Roman" style:font-family-asian="'Times New Roman'" style:font-family-generic-asian="roman" style:font-pitch-asian="variable" style:font-size-asian="29pt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176cm" fo:margin-bottom="0.176cm" loext:contextual-spacing="false" fo:keep-together="always" fo:text-indent="0cm" style:auto-text-indent="false" fo:keep-with-next="always"/>
      <style:text-properties fo:color="#595959" fo:font-size="23pt" style:font-name-asian="Times New Roman" style:font-family-asian="'Times New Roman'" style:font-family-generic-asian="roman" style:font-pitch-asian="variable" style:font-size-asian="23pt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176cm" fo:margin-bottom="0.176cm" loext:contextual-spacing="false" fo:keep-together="always" fo:text-indent="0cm" style:auto-text-indent="false" fo:keep-with-next="always"/>
      <style:text-properties fo:color="#808080" fo:font-size="17pt" style:font-name-asian="Times New Roman" style:font-family-asian="'Times New Roman'" style:font-family-generic-asian="roman" style:font-pitch-asian="variable" style:font-size-asian="17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176cm" fo:margin-bottom="0.176cm" loext:contextual-spacing="false" fo:keep-together="always" fo:text-indent="0cm" style:auto-text-indent="false" fo:keep-with-next="always"/>
      <style:text-properties fo:color="#a6a6a6" fo:font-size="13pt" style:font-name-asian="Times New Roman" style:font-family-asian="'Times New Roman'" style:font-family-generic-asian="roman" style:font-pitch-asian="variable" style:font-size-asian="13pt"/>
    </style:style>
    <style:style style:name="Footer" style:family="paragraph" style:parent-style-name="Standard" style:class="extra">
      <style:paragraph-properties fo:margin-top="0cm" fo:margin-bottom="0.109cm" loext:contextual-spacing="false" fo:hyphenation-ladder-count="no-limit" style:vertical-align="baseli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fo:font-size="12pt" style:letter-kerning="true" style:font-name-asian="Times New Roman" style:font-family-asian="'Times New Roman'" style:font-family-generic-asian="roman" style:font-pitch-asian="variable" style:font-size-asian="12pt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margin-top="0cm" fo:margin-bottom="0.109cm" loext:contextual-spacing="false" fo:hyphenation-ladder-count="no-limit" text:number-lines="false" text:line-number="0" style:vertical-align="baseline"/>
      <style:text-properties fo:color="#000000" fo:font-size="12pt" style:letter-kerning="true" style:font-name-asian="Times New Roman" style:font-family-asian="'Times New Roman'" style:font-family-generic-asian="roman" style:font-pitch-asian="variable" style:font-size-asian="12pt" style:font-size-complex="12pt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margin-top="0cm" fo:margin-bottom="0cm" loext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pitch-complex="variable" style:font-size-complex="9pt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Giorg Sans" fo:font-family="'Giorg Sans'" style:font-family-generic="roman" style:font-pitch="variable" fo:font-size="37pt" style:font-name-asian="Times New Roman" style:font-family-asian="'Times New Roman'" style:font-family-generic-asian="roman" style:font-pitch-asian="variable" style:font-size-asian="37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>
      <style:text-properties fo:color="#404040" style:font-name="Giorg Sans" fo:font-family="'Giorg Sans'" style:font-family-generic="roman" style:font-pitch="variable" fo:font-size="29pt" style:font-name-asian="Times New Roman" style:font-family-asian="'Times New Roman'" style:font-family-generic-asian="roman" style:font-pitch-asian="variable" style:font-size-asian="29pt" style:font-name-complex="Giorg Sans" style:font-family-complex="'Giorg Sans'" style:font-family-generic-complex="roman" style:font-pitch-complex="variable" style:font-size-complex="13pt"/>
    </style:style>
    <style:style style:name="Heading_20_3_20_Char" style:display-name="Heading 3 Char" style:family="text">
      <style:text-properties fo:color="#595959" style:font-name="Giorg Sans" fo:font-family="'Giorg Sans'" style:font-family-generic="roman" style:font-pitch="variable" fo:font-size="23pt" style:font-name-asian="Times New Roman" style:font-family-asian="'Times New Roman'" style:font-family-generic-asian="roman" style:font-pitch-asian="variable" style:font-size-asian="23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808080" style:font-name="Giorg Sans" fo:font-family="'Giorg Sans'" style:font-family-generic="roman" style:font-pitch="variable" fo:font-size="17pt" style:font-name-asian="Times New Roman" style:font-family-asian="'Times New Roman'" style:font-family-generic-asian="roman" style:font-pitch-asian="variable" style:font-size-asian="17pt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>
      <style:text-properties fo:color="#a6a6a6" style:font-name="Giorg Sans" fo:font-family="'Giorg Sans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>
      <style:text-properties fo:color="#000000" style:font-name="Giorg Sans" fo:font-family="'Giorg Sans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alloon_20_Text_20_Char" style:display-name="Balloon Text Char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pitch-complex="variable" style:font-size-complex="9pt"/>
    </style:style>
    <style:style style:name="Header_20_Char" style:display-name="Header Char" style:family="text" style:parent-style-name="Default_20_Paragraph_20_Font">
      <style:text-properties style:font-name="Giorg Sans" fo:font-family="'Giorg Sans'" style:font-family-generic="roman" style:font-pitch="variable" fo:font-size="11pt" style:font-size-asian="11pt" style:font-name-complex="Giorg Sans" style:font-family-complex="'Giorg Sans'" style:font-family-generic-complex="roman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397cm" table:align="margins" style:writing-mode="lr-tb"/>
    </style:style>
    <style:style style:name="Table1.A" style:family="table-column">
      <style:table-column-properties style:column-width="15.901cm" style:rel-column-width="56645*"/>
    </style:style>
    <style:style style:name="Table1.B" style:family="table-column">
      <style:table-column-properties style:column-width="2.496cm" style:rel-column-width="8890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>
      <style:paragraph-properties fo:margin-top="0cm" fo:margin-bottom="0cm" loext:contextual-spacing="false" fo:text-align="start" style:justify-single-word="false" style:vertical-align="middle"/>
      <style:text-properties fo:color="#ffffff" style:font-name="Organization Age" fo:font-size="23pt" officeooo:paragraph-rsid="0006c6f2" style:font-size-asian="23pt" style:font-name-complex="Organization Age" style:font-size-complex="23pt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 style:vertical-align="middle"/>
      <style:text-properties style:font-name="Organization Age" fo:font-size="2pt" officeooo:paragraph-rsid="0006c6f2" style:font-size-asian="1.75pt" style:font-name-complex="Organization Age" style:font-size-complex="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6pt solid #dddddd" fo:padding-top="1.101cm" fo:padding-bottom="0.199cm" fo:padding-left="1.3cm" fo:padding-right="1.3cm" style:shadow="none" fo:background-color="#dddddd" style:writing-mode="lr-tb" style:layout-grid-color="#c0c0c0" style:layout-grid-lines="67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dddddd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cm" fo:margin-left="0cm" fo:margin-right="0cm" fo:margin-top="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draw:frame draw:style-name="Mfr1" draw:name="Image2" text:anchor-type="paragraph" svg:x="15.108cm" svg:y="0.161cm" svg:width="3.889cm" svg:height="0.711cm" draw:z-index="1"><draw:image xlink:href="Pictures/10000201000001B8000000508B46D474C502A310.png" xlink:type="simple" xlink:show="embed" xlink:actuate="onLoad"/></draw:frame><draw:frame draw:style-name="Mfr2" draw:name="Image1" text:anchor-type="paragraph" svg:width="21.001cm" svg:height="1.642cm" draw:z-index="0"><draw:image xlink:href="Pictures/10000000000005D30000004FF7434059FED4537E.png" xlink:type="simple" xlink:show="embed" xlink:actuate="onLoad"/></draw:frame>Riaan Francois Venter</text:p>
            </table:table-cell>
            <table:table-cell table:style-name="Table1.A1" office:value-type="string">
              <text:p text:style-name="MP2"/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23:04:58.115000000</meta:creation-date>
    <meta:editing-cycles>3</meta:editing-cycles>
    <meta:editing-duration>PT5M20S</meta:editing-duration>
    <meta:generator>LibreOffice/5.1.3.2$Windows_x86 LibreOffice_project/644e4637d1d8544fd9f56425bd6cec110e49301b</meta:generator>
    <meta:initial-creator>Ryan Venter</meta:initial-creator>
    <dc:date>2016-07-05T23:11:18.697000000</dc:date>
    <dc:creator>Ryan Venter</dc:creator>
    <meta:document-statistic meta:table-count="1" meta:image-count="2" meta:object-count="0" meta:page-count="1" meta:paragraph-count="8" meta:word-count="131" meta:character-count="682" meta:non-whitespace-character-count="5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riter b" xlink:href="../../../../Documents/Writer%20b.ott" meta:date="2016-07-05T23:04:57.766000000"/>
  </office:meta>
</office:document-meta>
</file>